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Estructura básica del proyecto</text:span>:</text:p>
        </text:list-item>
      </text:list>
      <text:list text:style-name="L2">
        <text:list-item>
          <text:p text:style-name="P3"><text:span text:style-name="Strong_20_Emphasis">Frontend</text:span>: HTML, Bootstrap, JavaScript (React).</text:p>
        </text:list-item>
        <text:list-item>
          <text:p text:style-name="P2"><text:span text:style-name="Strong_20_Emphasis">Backend</text:span>: PHP (Laravel) y MySQL.</text:p>
        </text:list-item>
      </text:list>
      <text:list text:style-name="L3">
        <text:list-item>
          <text:p text:style-name="P4"><text:span text:style-name="Strong_20_Emphasis">Funcionalidades clave</text:span>:</text:p>
        </text:list-item>
      </text:list>
      <text:list text:style-name="L4">
        <text:list-item>
          <text:p text:style-name="P6">Registro de incidentes.</text:p>
        </text:list-item>
        <text:list-item>
          <text:p text:style-name="P6">Seguimiento del estado del accidentado (desde el momento del accidente hasta su recuperación).</text:p>
        </text:list-item>
        <text:list-item>
          <text:p text:style-name="P6">Gestión de pacientes y profesionales (registro de usuarios, asignación de profesionales a casos).</text:p>
        </text:list-item>
        <text:list-item>
          <text:p text:style-name="P5">Informes detallados (visualización de estadísticas como número de casos por mes, por departamento, etc.).</text:p>
        </text:list-item>
      </text:list>
      <text:list text:style-name="L5">
        <text:list-item>
          <text:p text:style-name="P7"><text:span text:style-name="Strong_20_Emphasis">Modelo de base de datos</text:span>: Basado en los datos de tu archivo Excel, podríamos tener tablas como:</text:p>
        </text:list-item>
      </text:list>
      <text:list text:style-name="L6">
        <text:list-item>
          <text:p text:style-name="P9"><text:span text:style-name="Source_20_Text">accidentes</text:span>: Para almacenar la información básica del accidente (fecha, lugar, tipo de accidente, estado del paciente, etc.).</text:p>
        </text:list-item>
        <text:list-item>
          <text:p text:style-name="P9"><text:span text:style-name="Source_20_Text">pacientes</text:span>: Información personal del paciente.</text:p>
        </text:list-item>
        <text:list-item>
          <text:p text:style-name="P9"><text:span text:style-name="Source_20_Text">profesionales</text:span>: Para los profesionales que supervisan los casos (enfermeras, médicos, fisioterapeutas, etc.).</text:p>
        </text:list-item>
        <text:list-item>
          <text:p text:style-name="P8"><text:span text:style-name="Source_20_Text">seguimientos</text:span>: Para el registro de cada intervención o seguimiento hecho.</text:p>
        </text:list-item>
      </text:list>
      <text:list text:style-name="L7">
        <text:list-item>
          <text:p text:style-name="P10"><text:span text:style-name="Strong_20_Emphasis">Interfaz gráfica</text:span>:</text:p>
        </text:list-item>
      </text:list>
      <text:list text:style-name="L8">
        <text:list-item>
          <text:p text:style-name="P12">Utilizando <text:span text:style-name="Strong_20_Emphasis">Bootstrap</text:span> para una interfaz limpia y responsive.</text:p>
        </text:list-item>
        <text:list-item>
          <text:p text:style-name="P11"><text:span text:style-name="Strong_20_Emphasis">React</text:span> se utilizará para manejar interactividad en el frontend, como la visualización en tiempo real de datos de seguimiento, gráficos de avance de recuperación, etc.</text:p>
        </text:list-item>
      </text:list>
      <text:list text:style-name="L9">
        <text:list-item>
          <text:p text:style-name="P13"><text:span text:style-name="Strong_20_Emphasis">Pasos de implementación</text:span>:</text:p>
        </text:list-item>
      </text:list>
      <text:list text:style-name="L10">
        <text:list-item>
          <text:p text:style-name="P15"><text:span text:style-name="Strong_20_Emphasis">HTML + Bootstrap</text:span>: Desarrollar la estructura básica del frontend.</text:p>
        </text:list-item>
        <text:list-item>
          <text:p text:style-name="P15"><text:span text:style-name="Strong_20_Emphasis">React</text:span>: Para la parte dinámica de la aplicación (seguimiento en tiempo real, registros de accidentes y estados de pacientes).</text:p>
        </text:list-item>
        <text:list-item>
          <text:p text:style-name="P15"><text:span text:style-name="Strong_20_Emphasis">PHP (Laravel)</text:span>: Crear las API para interactuar con la base de datos (CRUD de pacientes, accidentes, seguimiento, etc.).</text:p>
        </text:list-item>
        <text:list-item>
          <text:p text:style-name="P14"><text:span text:style-name="Strong_20_Emphasis">MySQL</text:span>: Diseñar y crear las tablas necesarias para almacenar la informació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21:03.142110592</meta:creation-date>
    <dc:date>2024-09-25T11:22:17.538497584</dc:date>
    <meta:editing-duration>PT1M16S</meta:editing-duration>
    <meta:editing-cycles>1</meta:editing-cycles>
    <meta:document-statistic meta:table-count="0" meta:image-count="0" meta:object-count="0" meta:page-count="1" meta:paragraph-count="21" meta:word-count="236" meta:character-count="1559" meta:non-whitespace-character-count="1365"/>
    <meta:generator>LibreOffice/24.2.5.2$Linux_X86_64 LibreOffice_project/420$Build-2</meta:generator>
  </office:meta>
</office:document-meta>
</file>